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ndada" svg:font-family="Andada" style:font-family-generic="system"/>
  </office:font-face-decls>
  <office:automatic-styles>
    <text:list-style style:name="LFO1">
      <text:list-level-style-number text:level="1" style:num-suffix=".0"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3"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style:num-format="1" text:display-levels="9">
        <style:list-level-properties text:space-before="3.9333in" text:min-label-width="1in" text:list-level-position-and-space-mode="label-alignment">
          <style:list-level-label-alignment text:label-followed-by="listtab" fo:margin-left="4.9333in" fo:text-indent="-1in"/>
        </style:list-level-properties>
      </text:list-level-style-number>
    </text:list-style>
    <text:list-style style:name="LFO2">
      <text:list-level-style-number text:level="1" style:num-suffix=".0"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3"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style:num-format="1" text:display-levels="9">
        <style:list-level-properties text:space-before="3.9333in" text:min-label-width="1in" text:list-level-position-and-space-mode="label-alignment">
          <style:list-level-label-alignment text:label-followed-by="listtab" fo:margin-left="4.9333in" fo:text-indent="-1in"/>
        </style:list-level-properties>
      </text:list-level-style-number>
    </text:list-style>
    <style:style style:name="P1" style:parent-style-name="Überschrift2" style:master-page-name="MP0" style:family="paragraph">
      <style:paragraph-properties fo:break-before="page"/>
    </style:style>
    <style:style style:name="P2" style:parent-style-name="Überschrift1" style:family="paragraph"/>
    <style:style style:name="P3" style:parent-style-name="Standard" style:family="paragraph">
      <style:paragraph-properties fo:margin-left="0.3333in">
        <style:tab-stops/>
      </style:paragraph-properties>
    </style:style>
    <style:style style:name="P4" style:parent-style-name="Überschrift1" style:family="paragraph"/>
    <style:style style:name="P5" style:parent-style-name="Standard" style:family="paragraph">
      <style:paragraph-properties fo:margin-left="0.3333in">
        <style:tab-stops/>
      </style:paragraph-properties>
    </style:style>
    <style:style style:name="P6" style:parent-style-name="Standard" style:family="paragraph">
      <style:paragraph-properties fo:margin-left="0.3333in">
        <style:tab-stops/>
      </style:paragraph-properties>
    </style:style>
    <style:style style:name="P7" style:parent-style-name="Standard" style:family="paragraph">
      <style:paragraph-properties fo:margin-left="0.3333in">
        <style:tab-stops/>
      </style:paragraph-properties>
    </style:style>
    <style:style style:name="T8" style:parent-style-name="Absatz-Standardschriftart" style:family="text">
      <style:text-properties fo:font-style="italic" style:font-style-asian="italic" style:font-style-complex="italic"/>
    </style:style>
    <style:style style:name="P9" style:parent-style-name="Standard" style:family="paragraph">
      <style:paragraph-properties fo:margin-left="0.3333in">
        <style:tab-stops/>
      </style:paragraph-properties>
    </style:style>
    <style:style style:name="P10" style:parent-style-name="Standard" style:family="paragraph">
      <style:paragraph-properties fo:margin-left="0.3333in">
        <style:tab-stops/>
      </style:paragraph-properties>
    </style:style>
    <style:style style:name="P11" style:parent-style-name="Standard" style:family="paragraph">
      <style:paragraph-properties fo:margin-left="0.3333in">
        <style:tab-stops/>
      </style:paragraph-properties>
    </style:style>
    <style:style style:name="P12" style:parent-style-name="Standard" style:family="paragraph">
      <style:paragraph-properties fo:margin-left="0.3333in">
        <style:tab-stops/>
      </style:paragraph-properties>
    </style:style>
    <style:style style:name="P13" style:parent-style-name="Standard" style:family="paragraph">
      <style:paragraph-properties fo:margin-left="0.3333in">
        <style:tab-stops/>
      </style:paragraph-properties>
    </style:style>
    <style:style style:name="P14" style:parent-style-name="Standard" style:family="paragraph">
      <style:paragraph-properties fo:margin-left="0.3333in">
        <style:tab-stops/>
      </style:paragraph-properties>
    </style:style>
    <style:style style:name="P15" style:parent-style-name="Standard" style:family="paragraph">
      <style:paragraph-properties fo:margin-left="0.3333in">
        <style:tab-stops/>
      </style:paragraph-properties>
    </style:style>
    <style:style style:name="P16" style:parent-style-name="Standard" style:family="paragraph">
      <style:paragraph-properties fo:margin-left="0.3333in">
        <style:tab-stops/>
      </style:paragraph-properties>
    </style:style>
    <style:style style:name="P17" style:parent-style-name="Standard" style:family="paragraph">
      <style:paragraph-properties fo:margin-left="0.3333in">
        <style:tab-stops/>
      </style:paragraph-properties>
    </style:style>
  </office:automatic-styles>
  <office:body>
    <office:text text:use-soft-page-breaks="true">
      <text:h text:style-name="P1" text:outline-level="2">Demon‘s Cattle Teil 1</text:h>
      <text:p text:style-name="Standard"/>
      <text:list text:style-name="LFO1" text:continue-numbering="true">
        <text:list-item>
          <text:p text:style-name="P2">Introduction</text:p>
        </text:list-item>
      </text:list>
      <text:p text:style-name="P3">Die Introduction zitiert die 10 Gebote und beschuldigt den Spielenden als Schuldig für den ewigen Kampf in der Hölle.</text:p>
      <text:list text:style-name="LFO2" text:continue-numbering="true">
        <text:list-item>
          <text:p text:style-name="P4">Ark</text:p>
        </text:list-item>
      </text:list>
      <text:p text:style-name="P5">Man wird als Person in einer anderen Welt wiedergeboren. Das Spiel<text:s/>erstellt ein Portal zu diesem. Die neue Welt ist eine von Dämonen überrannte Welt, in der die Hölle ausgebrochen ist. Menschen versuchen einen Letzten Widerstand zu leisten auf ihrem Weg in die Erlösung. Diese Reise stellt sich als äußerst schwierig heraus. Die Hölle ist ein Abbild der Erde mit den schlimmsten Alpträumen, die man sich vorstellen kann. Der Protagonist wird zu einem Ewigen Kreislauf durch Überleben und Tod hindurchgeschickt.</text:p>
      <text:p text:style-name="P6">Der Protagonist wird in ein Gefecht beschworen, das den überbleibenden Menschen gerade zum Verhängnis wird. Eine Starke Zauberin „rettet“ den Spieler auf seinem Weg in die Hölle, indem sie ihn mit ihrem Beschwörungszauber „abfängt“ und stattdessen bei ihnen beschwört.<text:line-break/>Diese Schlacht ist in der Geschichte der Menschen als Schlacht um Jericho bekannt und im Gegensatz zu ihrer Realität. Haben die Menschen diese Schlacht verloren.</text:p>
      <text:p text:style-name="P7">Der Spieler wird in einen Last Stand geworfen, geführt von 3 Mitstreitern, Mara (eine Generalin) und der Zauberin, die Zeit zur Erklärung ist gering,<text:s/>es gibt in einem letzten Kaputten Haus eine schnelle Einführung.<text:s/><text:span text:style-name="T8">Falls der Spieler jede Einzelne Option erfragt, dauert das Reden zu lang und die Dämonen spüren sie noch in ihrem Versteck auf.</text:span><text:s/>Option 1: die Party eilt davon, in der Hoffnung auf keine Dämonen zu treffen. Und es geht weiter. Option 2: Die Dämonen spüren die überlebenden auf<text:s/></text:p>
      <text:p text:style-name="P9"/>
      <text:p text:style-name="P10"/>
      <text:p text:style-name="P11">Notizen:</text:p>
      <text:p text:style-name="P12">Begleit/friendly person wird zurückgelassen oder entführt und später als gegenwillige Feindperson wieder eingeführt.</text:p>
      <text:p text:style-name="P13">Freundliche Person stellt sich als Verräter heraus um seine Eigene Haut zu retten</text:p>
      <text:p text:style-name="P14">Turm von Babel einbinden (Vielleicht Turm von Lebab nehmen, als umgedrehte Höllenversion)</text:p>
      <text:p text:style-name="P15">Angelbeats anlehnung: Character der fürs Böse arbeitet aber in wirklichkeit auch ein Mensch ist der in den Himmel will (3 fraktionen Prinzip?)</text:p>
      <text:p text:style-name="P16">Dogma als kirchliches wort google</text:p>
      <text:p text:style-name="P17">Ecclesia goog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ndada" svg:font-family="Andada"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000000" fo:font-size="16pt" style:font-size-asian="16pt" style:font-size-complex="16pt" fo:hyphenate="false"/>
    </style:style>
    <style:style style:name="Überschrift2" style:display-name="Überschrift 2" style:family="paragraph" style:parent-style-name="Überschrift3" style:next-style-name="Standard" style:default-outline-level="2">
      <style:paragraph-properties fo:margin-top="0in" fo:line-height="100%"/>
      <style:text-properties style:font-name="Andada" fo:font-weight="bold" style:font-weight-asian="bold" fo:color="#C00000" fo:font-size="26pt" style:font-size-asian="26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2Zchn" style:display-name="Überschrift 2 Zchn" style:family="text" style:parent-style-name="Absatz-Standardschriftart">
      <style:text-properties style:font-name="Andada" style:font-name-asian="Times New Roman" style:font-name-complex="Times New Roman" fo:font-weight="bold" style:font-weight-asian="bold" fo:color="#C00000" fo:font-size="26pt" style:font-size-asian="26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style:style style:name="Überschrift1Zchn" style:display-name="Überschrift 1 Zchn" style:family="text" style:parent-style-name="Absatz-Standardschriftart">
      <style:text-properties style:font-name="Calibri Light" style:font-name-asian="Times New Roman" style:font-name-complex="Times New Roman" fo:color="#000000" fo:font-size="16pt" style:font-size-asian="16pt" style:font-size-complex="16pt"/>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0"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3"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style:num-format="1" text:display-levels="9">
        <style:list-level-properties text:space-before="3.9333in" text:min-label-width="1in" text:list-level-position-and-space-mode="label-alignment">
          <style:list-level-label-alignment text:label-followed-by="listtab" fo:margin-left="4.9333in" fo:text-indent="-1in"/>
        </style:list-level-properties>
      </text:list-level-style-number>
    </text:list-style>
    <text:list-style style:name="LFO2">
      <text:list-level-style-number text:level="1" style:num-suffix=".0"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3"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style:num-format="1" text:display-levels="9">
        <style:list-level-properties text:space-before="3.9333in" text:min-label-width="1in" text:list-level-position-and-space-mode="label-alignment">
          <style:list-level-label-alignment text:label-followed-by="listtab" fo:margin-left="4.9333in" fo:text-indent="-1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exander Thier</meta:initial-creator>
    <dc:creator>Alexander Thier</dc:creator>
    <meta:creation-date>2021-11-12T16:45:00Z</meta:creation-date>
    <dc:date>2022-02-09T00:02:00Z</dc:date>
    <meta:template xlink:href="Normal" xlink:type="simple"/>
    <meta:editing-cycles>4</meta:editing-cycles>
    <meta:editing-duration>PT0S</meta:editing-duration>
    <meta:document-statistic meta:page-count="1" meta:paragraph-count="4" meta:word-count="285" meta:character-count="2081" meta:row-count="15" meta:non-whitespace-character-count="1800"/>
  </office:meta>
</office:document-meta>
</file>